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65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59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numPixels()</text:p>
          </table:table-cell>
          <table:table-cell table:style-name="ce1" office:value-type="string" calcext:value-type="string">
            <text:p>0 index</text:p>
          </table:table-cell>
          <table:table-cell table:style-name="ce1" office:value-type="string" calcext:value-type="string">
            <text:p>1 index</text:p>
          </table:table-cell>
          <table:table-cell table:style-name="ce1" office:value-type="string" calcext:value-type="string">
            <text:p>compute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xpect (0 index)</text:p>
          </table:table-cell>
          <table:table-cell table:style-name="ce1" office:value-type="string" calcext:value-type="string">
            <text:p>Expect (1 index)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Pixels()-(9-numPixels)-2</text:p>
          </table:table-cell>
          <table:table-cell table:formula="of:=[.B3]-([.C12]-[.B3])-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mPixels()-(10-numPixels)-2</text:p>
          </table:table-cell>
          <table:table-cell table:formula="of:=[.B3]-([.C13]-[.B3])-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mPixels()-(11-numPixels)-2</text:p>
          </table:table-cell>
          <table:table-cell table:formula="of:=[.B3]-([.C14]-[.B3])-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mPixels()-(12-numPixels)-2</text:p>
          </table:table-cell>
          <table:table-cell table:formula="of:=[.B3]-([.C15]-[.B3])-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mPixels()-(13-numPixels)-2</text:p>
          </table:table-cell>
          <table:table-cell table:formula="of:=[.B3]-([.C16]-[.B3])-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Pixels()-(14-numPixels)-2</text:p>
          </table:table-cell>
          <table:table-cell table:formula="of:=[.B3]-([.C17]-[.B3])-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mPixels()-(15-numPixels)-2</text:p>
          </table:table-cell>
          <table:table-cell table:formula="of:=[.B3]-([.C18]-[.B3]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mPixels()-(16-numPixels)-2</text:p>
          </table:table-cell>
          <table:table-cell table:formula="of:=[.B3]-([.C19]-[.B3])-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mPixels()-(17-numPixels)-2</text:p>
          </table:table-cell>
          <table:table-cell table:formula="of:=[.B3]-([.C20]-[.B3]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45:44.823935000</meta:creation-date>
    <dc:date>2016-02-28T12:58:37.866115000</dc:date>
    <meta:editing-duration>PT12M56S</meta:editing-duration>
    <meta:editing-cycles>1</meta:editing-cycles>
    <meta:document-statistic meta:table-count="1" meta:cell-count="98" meta:object-count="0"/>
    <meta:generator>LibreOffice/5.0.4.2$MacOSX_X86_64 LibreOffice_project/2b9802c1994aa0b7dc6079e128979269cf95bc78</meta:generator>
  </office:meta>
</office:document-meta>
</file>